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02in" svg:x="0in" svg:y="2.628in">
            <draw:object draw:notify-on-update-of-ranges="Sheet1.A1:Sheet1.A1 Sheet1.A2:Sheet1.A8 Sheet1.K1:Sheet1.K1 Sheet1.K2:Sheet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Execution time" draw:style-name="gr1" draw:text-style-name="P1" svg:width="6.298in" svg:height="3.5402in" svg:x="6.7315in" svg:y="2.6287in">
            <draw:object draw:notify-on-update-of-ranges="Sheet1.A1:Sheet1.A1 Sheet1.A2:Sheet1.A8 Sheet1.D1:Sheet1.D1 Sheet1.D2:Sheet1.D8 Sheet1.E1:Sheet1.E1 Sheet1.E2:Sheet1.E8 Sheet1.F1:Sheet1.F1 Sheet1.F2:Sheet1.F8 Sheet1.G1:Sheet1.G1 Sheet1.G2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Vector Size</text:p>
            <text:p>(elements)</text:p>
          </table:table-cell>
          <table:table-cell table:style-name="ce1" office:value-type="string" calcext:value-type="string">
            <text:p>Vector Size</text:p>
            <text:p>(MB)</text:p>
          </table:table-cell>
          <table:table-cell table:style-name="ce1" office:value-type="string" calcext:value-type="string">
            <text:p>Time for</text:p>
            <text:p>Integer</text:p>
            <text:p>Add</text:p>
          </table:table-cell>
          <table:table-cell table:style-name="ce1" office:value-type="string" calcext:value-type="string">
            <text:p>Time for</text:p>
            <text:p>Integer</text:p>
            <text:p>Multiply</text:p>
          </table:table-cell>
          <table:table-cell table:style-name="ce1" office:value-type="string" calcext:value-type="string">
            <text:p>Time for</text:p>
            <text:p>FP (float)</text:p>
            <text:p>Add</text:p>
          </table:table-cell>
          <table:table-cell table:style-name="ce1" office:value-type="string" calcext:value-type="string">
            <text:p>Time for</text:p>
            <text:p>FP (float)</text:p>
            <text:p>Multiply</text:p>
          </table:table-cell>
          <table:table-cell table:style-name="ce1" office:value-type="string" calcext:value-type="string">
            <text:p>speed up for</text:p>
            <text:p>Integer</text:p>
            <text:p>Add</text:p>
          </table:table-cell>
          <table:table-cell table:style-name="ce1" office:value-type="string" calcext:value-type="string">
            <text:p>speed up for</text:p>
            <text:p>Integer</text:p>
            <text:p>Multiply</text:p>
          </table:table-cell>
          <table:table-cell table:style-name="ce1" office:value-type="string" calcext:value-type="string">
            <text:p>speed up for</text:p>
            <text:p>FP (float)</text:p>
            <text:p>Add</text:p>
          </table:table-cell>
          <table:table-cell table:style-name="ce1" office:value-type="string" calcext:value-type="string">
            <text:p>speed up for</text:p>
            <text:p>FP (float)</text:p>
            <text:p>Multiply</text:p>
          </table:table-cell>
        </table:table-row>
        <table:table-row table:style-name="ro2">
          <table:table-cell office:value-type="string" calcext:value-type="string">
            <text:p>combine1()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1444" calcext:value-type="float">
            <text:p>11444</text:p>
          </table:table-cell>
          <table:table-cell office:value-type="float" office:value="12.595" calcext:value-type="float">
            <text:p>12.595</text:p>
          </table:table-cell>
          <table:table-cell office:value-type="float" office:value="12.858" calcext:value-type="float">
            <text:p>12.858</text:p>
          </table:table-cell>
          <table:table-cell office:value-type="float" office:value="12.962" calcext:value-type="float">
            <text:p>12.962</text:p>
          </table:table-cell>
          <table:table-cell office:value-type="float" office:value="12.745" calcext:value-type="float">
            <text:p>12.74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bine2()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1444" calcext:value-type="float">
            <text:p>11444</text:p>
          </table:table-cell>
          <table:table-cell office:value-type="float" office:value="7.856" calcext:value-type="float">
            <text:p>7.856</text:p>
          </table:table-cell>
          <table:table-cell office:value-type="float" office:value="7.917" calcext:value-type="float">
            <text:p>7.917</text:p>
          </table:table-cell>
          <table:table-cell office:value-type="float" office:value="11.55" calcext:value-type="float">
            <text:p>11.55</text:p>
          </table:table-cell>
          <table:table-cell office:value-type="float" office:value="11.57" calcext:value-type="float">
            <text:p>11.57</text:p>
          </table:table-cell>
          <table:table-cell table:formula="of:=[.D3]/[.D2]" office:value-type="float" office:value="0.623739579198094" calcext:value-type="float">
            <text:p>0.623739579198094</text:p>
          </table:table-cell>
          <table:table-cell table:formula="of:=[.E3]/[.E2]" office:value-type="float" office:value="0.615725618292114" calcext:value-type="float">
            <text:p>0.615725618292114</text:p>
          </table:table-cell>
          <table:table-cell table:formula="of:=[.F3]/[.F2]" office:value-type="float" office:value="0.891066193488659" calcext:value-type="float">
            <text:p>0.891066193488659</text:p>
          </table:table-cell>
          <table:table-cell table:formula="of:=[.G3]/[.G2]" office:value-type="float" office:value="0.90780698313064" calcext:value-type="float">
            <text:p>0.90780698313064</text:p>
          </table:table-cell>
        </table:table-row>
        <table:table-row table:style-name="ro2">
          <table:table-cell office:value-type="string" calcext:value-type="string">
            <text:p>combine3()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1444" calcext:value-type="float">
            <text:p>11444</text:p>
          </table:table-cell>
          <table:table-cell office:value-type="float" office:value="2.234" calcext:value-type="float">
            <text:p>2.234</text:p>
          </table:table-cell>
          <table:table-cell office:value-type="float" office:value="4.016" calcext:value-type="float">
            <text:p>4.016</text:p>
          </table:table-cell>
          <table:table-cell office:value-type="float" office:value="5.24" calcext:value-type="float">
            <text:p>5.24</text:p>
          </table:table-cell>
          <table:table-cell office:value-type="float" office:value="5.234" calcext:value-type="float">
            <text:p>5.234</text:p>
          </table:table-cell>
          <table:table-cell table:formula="of:=[.D4]/[.D2]" office:value-type="float" office:value="0.177371973005161" calcext:value-type="float">
            <text:p>0.177371973005161</text:p>
          </table:table-cell>
          <table:table-cell table:formula="of:=[.E4]/[.E2]" office:value-type="float" office:value="0.312334733240006" calcext:value-type="float">
            <text:p>0.312334733240006</text:p>
          </table:table-cell>
          <table:table-cell table:formula="of:=[.F4]/[.F2]" office:value-type="float" office:value="0.404258602067582" calcext:value-type="float">
            <text:p>0.404258602067582</text:p>
          </table:table-cell>
          <table:table-cell table:formula="of:=[.G4]/[.G2]" office:value-type="float" office:value="0.410670851314241" calcext:value-type="float">
            <text:p>0.410670851314241</text:p>
          </table:table-cell>
        </table:table-row>
        <table:table-row table:style-name="ro2">
          <table:table-cell office:value-type="string" calcext:value-type="string">
            <text:p>combine4()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1444" calcext:value-type="float">
            <text:p>11444</text:p>
          </table:table-cell>
          <table:table-cell office:value-type="float" office:value="1.589" calcext:value-type="float">
            <text:p>1.589</text:p>
          </table:table-cell>
          <table:table-cell office:value-type="float" office:value="3.966" calcext:value-type="float">
            <text:p>3.966</text:p>
          </table:table-cell>
          <table:table-cell table:number-columns-repeated="2" office:value-type="float" office:value="5.085" calcext:value-type="float">
            <text:p>5.085</text:p>
          </table:table-cell>
          <table:table-cell table:formula="of:=[.D5]/[.D2]" office:value-type="float" office:value="0.126161175069472" calcext:value-type="float">
            <text:p>0.126161175069472</text:p>
          </table:table-cell>
          <table:table-cell table:formula="of:=[.E5]/[.E2]" office:value-type="float" office:value="0.308446103593094" calcext:value-type="float">
            <text:p>0.308446103593094</text:p>
          </table:table-cell>
          <table:table-cell table:formula="of:=[.F5]/[.F2]" office:value-type="float" office:value="0.392300570899553" calcext:value-type="float">
            <text:p>0.392300570899553</text:p>
          </table:table-cell>
          <table:table-cell table:formula="of:=[.G5]/[.G2]" office:value-type="float" office:value="0.398979992153786" calcext:value-type="float">
            <text:p>0.398979992153786</text:p>
          </table:table-cell>
        </table:table-row>
        <table:table-row table:style-name="ro2">
          <table:table-cell office:value-type="string" calcext:value-type="string">
            <text:p>combine5x2()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1444" calcext:value-type="float">
            <text:p>11444</text:p>
          </table:table-cell>
          <table:table-cell office:value-type="float" office:value="1.016" calcext:value-type="float">
            <text:p>1.016</text:p>
          </table:table-cell>
          <table:table-cell office:value-type="float" office:value="2.855" calcext:value-type="float">
            <text:p>2.855</text:p>
          </table:table-cell>
          <table:table-cell office:value-type="float" office:value="5.085" calcext:value-type="float">
            <text:p>5.085</text:p>
          </table:table-cell>
          <table:table-cell office:value-type="float" office:value="5.082" calcext:value-type="float">
            <text:p>5.082</text:p>
          </table:table-cell>
          <table:table-cell table:formula="of:=[.D6]/[.D2]" office:value-type="float" office:value="0.0806669313219532" calcext:value-type="float">
            <text:p>0.080666931321953</text:p>
          </table:table-cell>
          <table:table-cell table:formula="of:=[.E6]/[.E2]" office:value-type="float" office:value="0.2220407528387" calcext:value-type="float">
            <text:p>0.2220407528387</text:p>
          </table:table-cell>
          <table:table-cell table:formula="of:=[.F6]/[.F2]" office:value-type="float" office:value="0.392300570899553" calcext:value-type="float">
            <text:p>0.392300570899553</text:p>
          </table:table-cell>
          <table:table-cell table:formula="of:=[.G6]/[.G2]" office:value-type="float" office:value="0.398744605727736" calcext:value-type="float">
            <text:p>0.398744605727736</text:p>
          </table:table-cell>
        </table:table-row>
        <table:table-row table:style-name="ro2">
          <table:table-cell office:value-type="string" calcext:value-type="string">
            <text:p>combine5x3()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11444" calcext:value-type="float">
            <text:p>11444</text:p>
          </table:table-cell>
          <table:table-cell office:value-type="float" office:value="1.043" calcext:value-type="float">
            <text:p>1.043</text:p>
          </table:table-cell>
          <table:table-cell office:value-type="float" office:value="1.413" calcext:value-type="float">
            <text:p>1.413</text:p>
          </table:table-cell>
          <table:table-cell office:value-type="float" office:value="5.079" calcext:value-type="float">
            <text:p>5.079</text:p>
          </table:table-cell>
          <table:table-cell office:value-type="float" office:value="5.08" calcext:value-type="float">
            <text:p>5.08</text:p>
          </table:table-cell>
          <table:table-cell table:formula="of:=[.D7]/[.D2]" office:value-type="float" office:value="0.0828106391425169" calcext:value-type="float">
            <text:p>0.082810639142517</text:p>
          </table:table-cell>
          <table:table-cell table:formula="of:=[.E7]/[.E2]" office:value-type="float" office:value="0.109892673821745" calcext:value-type="float">
            <text:p>0.109892673821745</text:p>
          </table:table-cell>
          <table:table-cell table:formula="of:=[.F7]/[.F2]" office:value-type="float" office:value="0.391837679370467" calcext:value-type="float">
            <text:p>0.391837679370467</text:p>
          </table:table-cell>
          <table:table-cell table:formula="of:=[.G7]/[.G2]" office:value-type="float" office:value="0.398587681443703" calcext:value-type="float">
            <text:p>0.398587681443703</text:p>
          </table:table-cell>
        </table:table-row>
        <table:table-row table:style-name="ro2">
          <table:table-cell office:value-type="string" calcext:value-type="string">
            <text:p>combine6()</text:p>
          </table:table-cell>
          <table:table-cell office:value-type="float" office:value="3000000000" calcext:value-type="float">
            <text:p>3000000000</text:p>
          </table:table-cell>
          <table:table-cell table:style-name="Default" office:value-type="float" office:value="11444" calcext:value-type="float">
            <text:p>11444</text:p>
          </table:table-cell>
          <table:table-cell table:style-name="Default" office:value-type="float" office:value="0.972" calcext:value-type="float">
            <text:p>0.972</text:p>
          </table:table-cell>
          <table:table-cell table:style-name="Default" office:value-type="float" office:value="2.856" calcext:value-type="float">
            <text:p>2.856</text:p>
          </table:table-cell>
          <table:table-cell table:style-name="Default" office:value-type="float" office:value="5.086" calcext:value-type="float">
            <text:p>5.086</text:p>
          </table:table-cell>
          <table:table-cell table:style-name="Default" office:value-type="float" office:value="5.085" calcext:value-type="float">
            <text:p>5.085</text:p>
          </table:table-cell>
          <table:table-cell table:formula="of:=[.D8]/[.D2]" office:value-type="float" office:value="0.0771734815402938" calcext:value-type="float">
            <text:p>0.077173481540294</text:p>
          </table:table-cell>
          <table:table-cell table:formula="of:=[.E8]/[.E2]" office:value-type="float" office:value="0.222118525431638" calcext:value-type="float">
            <text:p>0.222118525431638</text:p>
          </table:table-cell>
          <table:table-cell table:formula="of:=[.F8]/[.F2]" office:value-type="float" office:value="0.392377719487733" calcext:value-type="float">
            <text:p>0.392377719487733</text:p>
          </table:table-cell>
          <table:table-cell table:formula="of:=[.G8]/[.G2]" office:value-type="float" office:value="0.398979992153786" calcext:value-type="float">
            <text:p>0.398979992153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27:32.059288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07:42.460240968</meta:creation-date>
    <dc:date>2021-10-14T12:52:49.279731780</dc:date>
    <meta:editing-duration>PT14M8S</meta:editing-duration>
    <meta:editing-cycles>2</meta:editing-cycles>
    <meta:generator>LibreOffice/7.0.6.2$Linux_X86_64 LibreOffice_project/00$Build-2</meta:generator>
    <meta:document-statistic meta:table-count="1" meta:cell-count="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line" chart:style-name="ch1">
        <chart:title svg:x="6.447cm" svg:y="0.315cm" chart:style-name="ch2">
          <text:p>Execution time</text:p>
        </chart:title>
        <chart:legend chart:legend-position="end" svg:x="13.225cm" svg:y="1.862cm" style:legend-expansion="high" chart:style-name="ch3"/>
        <chart:plot-area chart:style-name="ch4" table:cell-range-address="Sheet1.A1:Sheet1.A8 Sheet1.D1:Sheet1.G8" chart:data-source-has-labels="both" svg:x="0.125cm" svg:y="0.007cm" svg:width="12.586cm" svg:height="8.634cm">
          <chart:coordinate-region svg:x="1.464cm" svg:y="0.206cm" svg:width="11.106cm" svg:height="6.445cm"/>
          <chart:axis chart:dimension="x" chart:name="primary-x" chart:style-name="ch5" chartooo:axis-type="auto">
            <chartooo:date-scale/>
            <chart:title svg:x="5.488cm" svg:y="8.433cm" chart:style-name="ch6">
              <text:p>optimization</text:p>
            </chart:title>
            <chart:categories table:cell-range-address="Sheet1.A2:Sheet1.A8"/>
          </chart:axis>
          <chart:axis chart:dimension="y" chart:name="primary-y" chart:style-name="ch5">
            <chart:title svg:x="0cm" svg:y="4.871cm" chart:style-name="ch7">
              <text:p>time(s)</text:p>
            </chart:title>
            <chart:grid chart:style-name="ch8" chart:class="major"/>
          </chart:axis>
          <chart:series chart:style-name="ch9" chart:values-cell-range-address="Sheet1.D2:Sheet1.D8" chart:label-cell-address="Sheet1.D1:Sheet1.D1" chart:class="chart:line">
            <chart:data-point chart:repeated="7"/>
          </chart:series>
          <chart:series chart:style-name="ch10" chart:values-cell-range-address="Sheet1.E2:Sheet1.E8" chart:label-cell-address="Sheet1.E1:Sheet1.E1" chart:class="chart:line">
            <chart:data-point chart:repeated="7"/>
          </chart:series>
          <chart:series chart:style-name="ch11" chart:values-cell-range-address="Sheet1.F2:Sheet1.F8" chart:label-cell-address="Sheet1.F1:Sheet1.F1" chart:class="chart:line">
            <chart:data-point chart:repeated="7"/>
          </chart:series>
          <chart:series chart:style-name="ch12" chart:values-cell-range-address="Sheet1.G2:Sheet1.G8" chart:label-cell-address="Sheet1.G1:Sheet1.G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for
Integer
Add</text:p>
                <draw:g>
                  <svg:desc>Sheet1.D1:Sheet1.D1</svg:desc>
                </draw:g>
              </table:table-cell>
              <table:table-cell office:value-type="string">
                <text:p>Time for
Integer
Multiply</text:p>
                <draw:g>
                  <svg:desc>Sheet1.E1:Sheet1.E1</svg:desc>
                </draw:g>
              </table:table-cell>
              <table:table-cell office:value-type="string">
                <text:p>Time for
FP (float)
Add</text:p>
                <draw:g>
                  <svg:desc>Sheet1.F1:Sheet1.F1</svg:desc>
                </draw:g>
              </table:table-cell>
              <table:table-cell office:value-type="string">
                <text:p>Time for
FP (float)
Multiply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ine1()</text:p>
                <draw:g>
                  <svg:desc>Sheet1.A2:Sheet1.A8</svg:desc>
                </draw:g>
              </table:table-cell>
              <table:table-cell office:value-type="float" office:value="12.595">
                <text:p>12.595</text:p>
                <draw:g>
                  <svg:desc>Sheet1.D2:Sheet1.D8</svg:desc>
                </draw:g>
              </table:table-cell>
              <table:table-cell office:value-type="float" office:value="12.858">
                <text:p>12.858</text:p>
                <draw:g>
                  <svg:desc>Sheet1.E2:Sheet1.E8</svg:desc>
                </draw:g>
              </table:table-cell>
              <table:table-cell office:value-type="float" office:value="12.962">
                <text:p>12.962</text:p>
                <draw:g>
                  <svg:desc>Sheet1.F2:Sheet1.F8</svg:desc>
                </draw:g>
              </table:table-cell>
              <table:table-cell office:value-type="float" office:value="12.745">
                <text:p>12.745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combine2()</text:p>
              </table:table-cell>
              <table:table-cell office:value-type="float" office:value="7.856">
                <text:p>7.856</text:p>
              </table:table-cell>
              <table:table-cell office:value-type="float" office:value="7.917">
                <text:p>7.917</text:p>
              </table:table-cell>
              <table:table-cell office:value-type="float" office:value="11.55">
                <text:p>11.55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combine3()</text:p>
              </table:table-cell>
              <table:table-cell office:value-type="float" office:value="2.234">
                <text:p>2.234</text:p>
              </table:table-cell>
              <table:table-cell office:value-type="float" office:value="4.016">
                <text:p>4.016</text:p>
              </table:table-cell>
              <table:table-cell office:value-type="float" office:value="5.24">
                <text:p>5.24</text:p>
              </table:table-cell>
              <table:table-cell office:value-type="float" office:value="5.234">
                <text:p>5.234</text:p>
              </table:table-cell>
            </table:table-row>
            <table:table-row>
              <table:table-cell office:value-type="string">
                <text:p>combine4()</text:p>
              </table:table-cell>
              <table:table-cell office:value-type="float" office:value="1.589">
                <text:p>1.589</text:p>
              </table:table-cell>
              <table:table-cell office:value-type="float" office:value="3.966">
                <text:p>3.966</text:p>
              </table:table-cell>
              <table:table-cell office:value-type="float" office:value="5.085">
                <text:p>5.085</text:p>
              </table:table-cell>
              <table:table-cell office:value-type="float" office:value="5.085">
                <text:p>5.085</text:p>
              </table:table-cell>
            </table:table-row>
            <table:table-row>
              <table:table-cell office:value-type="string">
                <text:p>combine5x2()</text:p>
              </table:table-cell>
              <table:table-cell office:value-type="float" office:value="1.016">
                <text:p>1.016</text:p>
              </table:table-cell>
              <table:table-cell office:value-type="float" office:value="2.855">
                <text:p>2.855</text:p>
              </table:table-cell>
              <table:table-cell office:value-type="float" office:value="5.085">
                <text:p>5.085</text:p>
              </table:table-cell>
              <table:table-cell office:value-type="float" office:value="5.082">
                <text:p>5.082</text:p>
              </table:table-cell>
            </table:table-row>
            <table:table-row>
              <table:table-cell office:value-type="string">
                <text:p>combine5x3()</text:p>
              </table:table-cell>
              <table:table-cell office:value-type="float" office:value="1.043">
                <text:p>1.043</text:p>
              </table:table-cell>
              <table:table-cell office:value-type="float" office:value="1.413">
                <text:p>1.413</text:p>
              </table:table-cell>
              <table:table-cell office:value-type="float" office:value="5.079">
                <text:p>5.079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combine6()</text:p>
              </table:table-cell>
              <table:table-cell office:value-type="float" office:value="0.972">
                <text:p>0.972</text:p>
              </table:table-cell>
              <table:table-cell office:value-type="float" office:value="2.856">
                <text:p>2.856</text:p>
              </table:table-cell>
              <table:table-cell office:value-type="float" office:value="5.086">
                <text:p>5.086</text:p>
              </table:table-cell>
              <table:table-cell office:value-type="float" office:value="5.085">
                <text:p>5.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line" chart:style-name="ch1">
        <chart:title svg:x="6.95cm" svg:y="0.315cm" chart:style-name="ch2">
          <text:p>Speed Up</text:p>
        </chart:title>
        <chart:legend chart:legend-position="end" svg:x="12.749cm" svg:y="3.8cm" style:legend-expansion="high" chart:style-name="ch3"/>
        <chart:plot-area chart:style-name="ch4" table:cell-range-address="Sheet1.A1:Sheet1.A8 Sheet1.K1:Sheet1.K8" chart:data-source-has-labels="both" svg:x="1.33cm" svg:y="1.273cm" svg:width="11.1cm" svg:height="6.56cm">
          <chart:coordinate-region svg:x="2.393cm" svg:y="1.273cm" svg:width="9.62cm" svg:height="4.37cm"/>
          <chart:axis chart:dimension="x" chart:name="primary-x" chart:style-name="ch5" chartooo:axis-type="auto">
            <chartooo:date-scale/>
            <chart:title svg:x="5.923cm" svg:y="8.012cm" chart:style-name="ch6">
              <text:p>Optimization</text:p>
            </chart:title>
            <chart:categories table:cell-range-address="Sheet1.A2:Sheet1.A8"/>
          </chart:axis>
          <chart:axis chart:dimension="y" chart:name="primary-y" chart:style-name="ch5">
            <chart:title svg:x="0.451cm" svg:y="6.171cm" chart:style-name="ch7">
              <text:p>fraction of combine(1)</text:p>
            </chart:title>
            <chart:grid chart:style-name="ch8" chart:class="major"/>
          </chart:axis>
          <chart:series chart:style-name="ch9" chart:values-cell-range-address="Sheet1.K2:Sheet1.K8" chart:label-cell-address="Sheet1.K1:Sheet1.K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for
FP (float)
Multiply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ine1()</text:p>
                <draw:g>
                  <svg:desc>Sheet1.A2:Sheet1.A8</svg:desc>
                </draw:g>
              </table:table-cell>
              <table:table-cell office:value-type="float" office:value="1">
                <text:p>1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combine2()</text:p>
              </table:table-cell>
              <table:table-cell office:value-type="float" office:value="0.90780698313064">
                <text:p>0.90780698313064</text:p>
              </table:table-cell>
            </table:table-row>
            <table:table-row>
              <table:table-cell office:value-type="string">
                <text:p>combine3()</text:p>
              </table:table-cell>
              <table:table-cell office:value-type="float" office:value="0.410670851314241">
                <text:p>0.410670851314241</text:p>
              </table:table-cell>
            </table:table-row>
            <table:table-row>
              <table:table-cell office:value-type="string">
                <text:p>combine4()</text:p>
              </table:table-cell>
              <table:table-cell office:value-type="float" office:value="0.398979992153786">
                <text:p>0.398979992153786</text:p>
              </table:table-cell>
            </table:table-row>
            <table:table-row>
              <table:table-cell office:value-type="string">
                <text:p>combine5x2()</text:p>
              </table:table-cell>
              <table:table-cell office:value-type="float" office:value="0.398744605727736">
                <text:p>0.398744605727736</text:p>
              </table:table-cell>
            </table:table-row>
            <table:table-row>
              <table:table-cell office:value-type="string">
                <text:p>combine5x3()</text:p>
              </table:table-cell>
              <table:table-cell office:value-type="float" office:value="0.398587681443703">
                <text:p>0.398587681443703</text:p>
              </table:table-cell>
            </table:table-row>
            <table:table-row>
              <table:table-cell office:value-type="string">
                <text:p>combine6()</text:p>
              </table:table-cell>
              <table:table-cell office:value-type="float" office:value="0.398979992153786">
                <text:p>0.398979992153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